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24-12-30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24-01-0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23-01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22-01-0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21-01-0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20-01-0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8-12-3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8-01-03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7-01-04 17:0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6-01-04 20:3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5-01-05 21:3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4-01-07 18:3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3-01-08 18:01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2-01-03 17:1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1-01-03 20:4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10-01-05 03:59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9-01-06 22:19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8-01-08 21:2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7-01-09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6-01-03 18:4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5-01-03 21:36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4-01-06 23:09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3-01-10 23:3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2-01-08 19:3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1-01-07 17:3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2000-01-08 20:1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9-01-07 20:16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8-01-07 18:0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7-01-09 15:4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6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5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4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3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2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1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459100195001</text:p>
          </table:table-cell>
          <table:table-cell office:value-type="string" calcext:value-type="string">
            <text:p>1990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